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fo:color="#3465a4" loext:opacity="100%"/>
    </style:style>
    <style:style style:name="T1" style:family="text">
      <style:text-properties fo:font-weight="bold" style:font-weight-asian="bold" style:font-weight-complex="bol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 text:c="8"/><text:span text:style-name="T1">Exploring the Differences Between the Document and Window Objects in JavaScript</text:span></text:p>
      <text:p text:style-name="Text_20_body"/>
      <text:p text:style-name="Text_20_body">In the realm of web development, understanding the intricacies of JavaScript is paramount. Two key objects that play a pivotal role in client-side scripting are the <text:span text:style-name="Source_20_Text">document</text:span> and <text:span text:style-name="Source_20_Text">window</text:span> objects. While they may seem similar at first glance, they serve distinct purposes and have different scopes within the browser environment. In this blog post, we'll delve into the disparities between these two objects, shedding light on their roles, properties, and usage in JavaScript programming.</text:p>
      <text:h text:style-name="Heading_20_3" text:outline-level="3">The Window Object: A Global Context</text:h>
      <text:p text:style-name="Text_20_body">The <text:span text:style-name="Source_20_Text">window</text:span> object represents the browser window or tab that contains the web page. It serves as the global object in client-side JavaScript, providing access to various browser-related functionalities and properties. When you declare global variables or functions in your JavaScript code, they become properties and methods of the <text:span text:style-name="Source_20_Text">window</text:span> object.</text:p>
      <text:h text:style-name="Heading_20_3" text:outline-level="3">The Document Object: A Representation of the Web Page</text:h>
      <text:p text:style-name="Text_20_body">On the other hand, the <text:span text:style-name="Source_20_Text">document</text:span> object represents the web page loaded in the browser window. It provides access to the content and structure of the HTML document, allowing you to manipulate its elements, attributes, and styling dynamically.</text:p>
      <text:p text:style-name="Standard"/>
      <text:h text:style-name="Heading_20_3" text:outline-level="3">Key Differences</text:h>
      <text:list xml:id="list631087624" text:style-name="L1">
        <text:list-item>
          <text:p text:style-name="P1"><text:span text:style-name="Strong_20_Emphasis">Scope</text:span>: The <text:span text:style-name="Source_20_Text">window</text:span> object is global and represents the entire browser window, whereas the <text:span text:style-name="Source_20_Text">document</text:span> object pertains specifically to the loaded web page within that window.</text:p>
        </text:list-item>
        <text:list-item>
          <text:p text:style-name="P1"><text:span text:style-name="Strong_20_Emphasis">Properties and Methods</text:span>: While both objects provide access to various properties and methods, the <text:span text:style-name="Source_20_Text">window</text:span> object focuses more on browser-related functionalities (e.g., resizing, navigation), while the <text:span text:style-name="Source_20_Text">document</text:span> object deals with DOM manipulation and traversal.</text:p>
        </text:list-item>
        <text:list-item>
          <text:p text:style-name="P1"><text:span text:style-name="Strong_20_Emphasis">Hierarchy</text:span>: The <text:span text:style-name="Source_20_Text">window</text:span> object encompasses the <text:span text:style-name="Source_20_Text">document</text:span> object, along with other browser-related objects and properties. Think of it as the overarching container that houses the entire browsing context.</text:p>
        </text:list-item>
      </text:list>
      <text:h text:style-name="Heading_20_3" text:outline-level="3">Conclusion</text:h>
      <text:p text:style-name="Text_20_body">In summary, while the <text:span text:style-name="Source_20_Text">window</text:span> and <text:span text:style-name="Source_20_Text">document</text:span> objects are closely intertwined and often used interchangeably, they serve distinct purposes in client-side JavaScript development. Understanding their differences and respective roles is crucial for effective web programming and manipulation of browser behavior and content.</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8T16:30:17.294879071</meta:creation-date>
    <dc:date>2024-06-08T19:36:32.056151764</dc:date>
    <meta:editing-duration>PT3H6M18S</meta:editing-duration>
    <meta:editing-cycles>1</meta:editing-cycles>
    <meta:document-statistic meta:table-count="0" meta:image-count="0" meta:object-count="0" meta:page-count="1" meta:paragraph-count="12" meta:word-count="325" meta:character-count="2218" meta:non-whitespace-character-count="1900"/>
    <meta:generator>LibreOffice/7.3.7.2$Linux_X86_64 LibreOffice_project/30$Build-2</meta:generator>
  </office:meta>
</office:document-meta>
</file>